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Courier New" svg:font-family="'Courier New'" style:font-adornments="Bold" style:font-family-generic="modern" style:font-pitch="fixed"/>
    <style:font-face style:name="Courier New1" svg:font-family="'Courier New'" style:font-adornments="Bold Italic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Courier New2" fo:font-size="12pt" fo:font-weight="normal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Courier New2" fo:font-size="12pt" fo:font-weight="normal" style:font-size-asian="10.5pt" style:font-weight-asian="normal" style:font-size-complex="12pt" style:font-weight-complex="normal"/>
    </style:style>
    <style:style style:name="P4" style:family="paragraph" style:parent-style-name="Heading_20_1" style:list-style-name=""/>
    <style:style style:name="P5" style:family="paragraph" style:parent-style-name="Heading_20_1">
      <style:paragraph-properties fo:break-before="page"/>
    </style:style>
    <style:style style:name="P6" style:family="paragraph" style:parent-style-name="Standard">
      <style:text-properties style:font-name="Courier New2" fo:font-size="12pt" fo:font-weight="normal" style:font-size-asian="10.5pt" style:font-weight-asian="normal" style:font-size-complex="12pt" style:font-weight-complex="normal"/>
    </style:style>
    <style:style style:name="T1" style:family="text">
      <style:text-properties style:text-outline="tru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/>
      <text:h text:style-name="P5" text:outline-level="1">What is the syntax allowed by the (pre)compiler</text:h>
      <text:p text:style-name="P2"/>
      <text:p text:style-name="P2">to enhance later</text:p>
      <text:p text:style-name="P2"/>
      <text:h text:style-name="Heading_20_2" text:outline-level="2">- <text:alphabetical-index-mark-start text:id="IMark1014047872" text:key1="Compilation"/>Token<text:alphabetical-index-mark-end text:id="IMark1014047872"/> definition</text:h>
      <text:p text:style-name="P2"><text:alphabetical-index-mark-start text:id="IMark1014047872" text:key1="Compilation"/>TOKEN<text:alphabetical-index-mark-end text:id="IMark1014047872"/>: is the name of the tag. It can be defined or used as a tag. <text:s/>The token can be seen as a <text:alphabetical-index-mark-start text:id="IMark1014050128" text:key1="Compilation"/>syntactic sugar<text:alphabetical-index-mark-end text:id="IMark1014050128"/>.</text:p>
      <text:p text:style-name="P2">:= : at left side is the <text:alphabetical-index-mark-start text:id="IMark1014050128" text:key1="Compilation"/>token<text:alphabetical-index-mark-end text:id="IMark1014050128"/> to define right side is the <text:alphabetical-index-mark-start text:id="IMark1014047872" text:key1="Compilation"/>token<text:alphabetical-index-mark-end text:id="IMark1014047872"/> already defined so it must be between &lt;&gt;.</text:p>
      <text:p text:style-name="P3">A:=&lt;B&gt;</text:p>
      <text:p text:style-name="P2"/>
      <text:p text:style-name="P2">The syntax must be well defined. Look for automaton...</text:p>
      <text:h text:style-name="Heading_20_2" text:outline-level="2">- <text:alphabetical-index-mark-start text:id="IMark1014047872" text:key1="Compilation"/>Cardinality<text:alphabetical-index-mark-end text:id="IMark1014047872"/></text:h>
      <text:h text:style-name="Heading_20_3" text:outline-level="3">Basics:</text:h>
      <text:p text:style-name="P2">*: match 0 or more time the character or group of character tht is before.</text:p>
      <text:p text:style-name="P2">+: match character 1 or more time the character or group of character that is before (if left most is used).</text:p>
      <text:p text:style-name="P2">(): is the sequence of characters that group an expression.</text:p>
      <text:h text:style-name="Heading_20_3" text:outline-level="3">Advanced:</text:h>
      <text:p text:style-name="P2">A..C: character in the interval from A to C.</text:p>
      <text:p text:style-name="P2">{a,b}: define the <text:alphabetical-index-mark-start text:id="IMark1014047872" text:key1="Compilation"/>cardinality<text:alphabetical-index-mark-end text:id="IMark1014047872"/> or the number of time that the character or group of character between () just before {} can be repeated to match an expression. <text:s/>The <text:span text:style-name="T3">a</text:span> value belongs to R<text:span text:style-name="T1">*</text:span> and, <text:span text:style-name="T3">b</text:span> <text:s text:c="4"/>must be greater than or equal to a. If no b value is set this means infinite time.</text:p>
      <text:p text:style-name="P2">[AC]: one of the character A or C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 New2" svg:font-family="'Courier New'" style:font-family-generic="modern" style:font-pitch="fixed"/>
    <style:font-face style:name="Courier New" svg:font-family="'Courier New'" style:font-adornments="Bold" style:font-family-generic="modern" style:font-pitch="fixed"/>
    <style:font-face style:name="Courier New1" svg:font-family="'Courier New'" style:font-adornments="Bold Italic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Courier New" fo:font-size="14pt" fo:language="en" fo:country="ZW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Courier New1" fo:font-size="12pt" fo:language="en" fo:country="U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Courier New" fo:font-size="12pt" fo:language="en" fo:country="US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0T20:36:21</meta:creation-date>
    <dc:date>2012-11-19T14:12:02</dc:date>
    <meta:editing-duration>PT56M10S</meta:editing-duration>
    <meta:editing-cycles>50</meta:editing-cycles>
    <meta:generator>LibreOffice/3.5$MacOSX_x86 LibreOffice_project/7e68ba2-a744ebf-1f241b7-c506db1-7d53735</meta:generator>
    <meta:document-statistic meta:table-count="0" meta:image-count="0" meta:object-count="0" meta:page-count="2" meta:paragraph-count="17" meta:word-count="194" meta:character-count="985" meta:non-whitespace-character-count="802"/>
  </office:meta>
</office:document-meta>
</file>